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9933" style:font-name="Liberation Sans" fo:font-size="16pt" fo:font-weight="bold" officeooo:rsid="00127d00" officeooo:paragraph-rsid="00127d00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009933" style:font-name="Liberation Sans" fo:font-size="24pt" fo:font-weight="bold" officeooo:rsid="00127d00" officeooo:paragraph-rsid="00127d00" style:font-size-asian="24pt" style:font-weight-asian="bold" style:font-size-complex="24pt" style:font-weight-complex="bold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Liberation Sans" fo:font-size="12pt" fo:font-weight="normal" officeooo:rsid="0004b897" officeooo:paragraph-rsid="00127d00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use-window-font-color="true" style:font-name="Liberation Sans" fo:font-size="12pt" fo:font-weight="normal" officeooo:rsid="00127d00" officeooo:paragraph-rsid="00127d0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style:font-name="Liberation Sans" fo:font-size="12pt" fo:font-weight="normal" officeooo:rsid="0004992e" officeooo:paragraph-rsid="00127d00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NEX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ANEXO A. Listado de markets alternativos</text:p>
      <text:p text:style-name="P4"/>
      <text:p text:style-name="P3">Aptoide </text:p>
      <text:p text:style-name="P3">1AppMarket </text:p>
      <text:p text:style-name="P3">360 Market </text:p>
      <text:p text:style-name="P3">9apps </text:p>
      <text:p text:style-name="P3">ACMarket </text:p>
      <text:p text:style-name="P3">AllFreeAPK </text:p>
      <text:p text:style-name="P3">Amazon AppStore </text:p>
      <text:p text:style-name="P3">Android Tapp(off) </text:p>
      <text:p text:style-name="P3">Apk4Free </text:p>
      <text:p text:style-name="P3">Apkbucket </text:p>
      <text:p text:style-name="P3">ApkDreams </text:p>
      <text:p text:style-name="P3">ApkEngine </text:p>
      <text:p text:style-name="P3">ApkMania </text:p>
      <text:p text:style-name="P3">ApkMirror </text:p>
      <text:p text:style-name="P3">APKMonk </text:p>
      <text:p text:style-name="P3">Apkplaygame </text:p>
      <text:p text:style-name="P3">APKPure </text:p>
      <text:p text:style-name="P3">ApkUpdater </text:p>
      <text:p text:style-name="P3">AppBrain </text:p>
      <text:p text:style-name="P3">AppChina </text:p>
      <text:p text:style-name="P3">Appcity(off) </text:p>
      <text:p text:style-name="P3">Appia </text:p>
      <text:p text:style-name="P3">Appoke </text:p>
      <text:p text:style-name="P3">AppsLib </text:p>
      <text:p text:style-name="P3">AppsZoom </text:p>
      <text:p text:style-name="P3">AppZill </text:p>
      <text:p text:style-name="P3">AppZoom </text:p>
      <text:p text:style-name="P3">Baidu App Store </text:p>
      <text:p text:style-name="P3">BlackMarkt </text:p>
      <text:p text:style-name="P3">Camangi </text:p>
      <text:p text:style-name="P3">Capitalism </text:p>
      <text:p text:style-name="P3">Carolina West Wireless </text:p>
      <text:p text:style-name="P3">Codengo </text:p>
      <text:p text:style-name="P3"><text:soft-page-break/>Dell Mobile Aplication Store </text:p>
      <text:p text:style-name="P3">Djuzz </text:p>
      <text:p text:style-name="P3">DlanDroid </text:p>
      <text:p text:style-name="P3">DownloadAtoZ </text:p>
      <text:p text:style-name="P3">Downlor(off) </text:p>
      <text:p text:style-name="P3">Eoemarket </text:p>
      <text:p text:style-name="P3">F-Droid </text:p>
      <text:p text:style-name="P3">GetApk </text:p>
      <text:p text:style-name="P3">GetJar </text:p>
      <text:p text:style-name="P3">Hiapk </text:p>
      <text:p text:style-name="P3">Itch.io </text:p>
      <text:p text:style-name="P3">Kongregate </text:p>
      <text:p text:style-name="P3">Lenovo App Store </text:p>
      <text:p text:style-name="P3">LG SmartWorld </text:p>
      <text:p text:style-name="P3">Liqucn </text:p>
      <text:p text:style-name="P3">MaoPao </text:p>
      <text:p text:style-name="P3">Mediafire(solo almacén) </text:p>
      <text:p text:style-name="P3">Mobango </text:p>
      <text:p text:style-name="P3">Mobile9 </text:p>
      <text:p text:style-name="P3">Mobilism </text:p>
      <text:p text:style-name="P3">Mobogenie </text:p>
      <text:p text:style-name="P3">MoboMarket(off) </text:p>
      <text:p text:style-name="P3">Motorola Shop4Apps </text:p>
      <text:p text:style-name="P3">MTNPlay </text:p>
      <text:p text:style-name="P3">Nexva App Store </text:p>
      <text:p text:style-name="P3">Opera Mobile Store </text:p>
      <text:p text:style-name="P3">Phoload </text:p>
      <text:p text:style-name="P3">Playposter (off) </text:p>
      <text:p text:style-name="P3">Quixey </text:p>
      <text:p text:style-name="P3">Samsung Galaxy Apps </text:p>
      <text:p text:style-name="P3">SlideMe </text:p>
      <text:p text:style-name="P3">Tegra Store </text:p>
      <text:p text:style-name="P3">Turkcell T-Market </text:p>
      <text:p text:style-name="P3">Uptodown </text:p>
      <text:p text:style-name="P3">Vodafone AppSelect </text:p>
      <text:p text:style-name="P3"><text:soft-page-break/>Xda-developers </text:p>
      <text:p text:style-name="P3">Xiami App Store </text:p>
      <text:p text:style-name="P3">YAMM MArket </text:p>
      <text:p text:style-name="P3">Yandex.Stor</text:p>
      <text:p text:style-name="P5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7:00:23.399329912</meta:creation-date>
    <dc:date>2019-09-01T17:05:42.120838440</dc:date>
    <meta:editing-duration>PT5M19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4" meta:paragraph-count="74" meta:word-count="107" meta:character-count="869" meta:non-whitespace-character-count="765"/>
  </office:meta>
</office:document-meta>
</file>